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9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mm"/>
      <style:text-properties fo:color="#c9211e" style:text-outline="false" style:text-line-through-style="none" style:text-line-through-type="none" style:font-name="Liberation Serif" fo:font-size="2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nt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able:cell-range-source table:name="CSV_all" xlink:type="simple" xlink:href="../retorno_gr1.csv" table:filter-name="Text - txt - csv (StarCalc)" table:filter-options="9/59,34,ANSI,1,,0,false,false,true,false,false" table:last-column-spanned="2" table:last-row-spanned="4" table:refresh-delay="PT00H01M00S"/>
            <text:p>nm_label</text:p>
          </table:table-cell>
          <table:table-cell office:value-type="string" calcext:value-type="string">
            <text:p>nu_resultado</text:p>
          </table:table-cell>
        </table:table-row>
        <table:table-row table:style-name="ro2">
          <table:table-cell office:value-type="string" calcext:value-type="string">
            <text:p>Gráfico 1</text:p>
          </table:table-cell>
          <table:table-cell/>
          <table:table-cell office:value-type="string" calcext:value-type="string">
            <text:p>Porcentagem Positiva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rcentagem Negativa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rcentagem Nula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Gráfico 2</text:p>
          </table:table-cell>
          <table:table-cell/>
          <table:table-cell office:value-type="string" calcext:value-type="string">
            <table:cell-range-source table:name="CSV_all" xlink:type="simple" xlink:href="../retorno_gr2.csv" table:filter-name="Text - txt - csv (StarCalc)" table:filter-options="9/59,34,ANSI,1,,0,false,false,true,false,false" table:last-column-spanned="2" table:last-row-spanned="4" table:refresh-delay="PT00H00M02S"/>
            <text:p>nm_label</text:p>
          </table:table-cell>
          <table:table-cell office:value-type="string" calcext:value-type="string">
            <text:p>nu_resultad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td Positiv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td Negativ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td Nulo</text:p>
          </table:table-cell>
          <table:table-cell office:value-type="float" office:value="9" calcext:value-type="float">
            <text:p>9</text:p>
          </table:table-cell>
        </table:table-row>
      </table:table>
      <table:table table:name="Gráfico" table:style-name="ta1">
        <table:shapes>
          <draw:frame draw:z-index="0" draw:style-name="gr1" draw:text-style-name="P1" svg:width="159.99mm" svg:height="89.99mm" svg:x="45.17mm" svg:y="42.6mm">
            <draw:object draw:notify-on-update-of-ranges="Fonte.C6:Fonte.C8 Fonte.D5:Fonte.D5 Fonte.D6:Fonte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25.79mm" svg:y="39.08mm">
            <draw:object draw:notify-on-update-of-ranges="Fonte.C14:Fonte.C16 Fonte.D13:Fonte.D13 Fonte.D14:Fonte.D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3">
          <table:table-cell table:number-columns-repeated="3"/>
          <table:table-cell table:style-name="ce1" office:value-type="string" calcext:value-type="string" table:number-columns-spanned="12" table:number-rows-spanned="1">
            <text:p>Analise de Sentimento com Ecossistema Hadoop</text:p>
          </table:table-cell>
          <table:covered-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09:42:01.40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22:39:59.564000000</meta:creation-date>
    <dc:date>2019-07-21T10:06:20.130000000</dc:date>
    <meta:editing-duration>PT13M10S</meta:editing-duration>
    <meta:editing-cycles>6</meta:editing-cycles>
    <meta:generator>LibreOffice/6.2.4.2$Windows_X86_64 LibreOffice_project/2412653d852ce75f65fbfa83fb7e7b669a126d64</meta:generator>
    <meta:document-statistic meta:table-count="2" meta:cell-count="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olid-type="co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olid-type="con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7cm" svg:y="4.201cm" style:legend-expansion="high" chart:style-name="ch2"/>
        <chart:plot-area chart:style-name="ch3" table:cell-range-address="Fonte.C5:Fonte.D8" chart:data-source-has-labels="both" svg:x="0.32cm" svg:y="0.18cm" svg:width="12.647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211cm" svg:y="0.188cm" svg:width="11.756cm" svg:height="5.62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Fonte.C6:Fonte.C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Fonte.D6:Fonte.D8" chart:label-cell-address="Fonte.D5:Fonte.D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_resultado</text:p>
                <draw:g>
                  <svg:desc>Fonte.D5:Fonte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rcentagem Positiva</text:p>
                <draw:g>
                  <svg:desc>Fonte.C6:Fonte.C8</svg:desc>
                </draw:g>
              </table:table-cell>
              <table:table-cell office:value-type="float" office:value="98">
                <text:p>98</text:p>
                <draw:g>
                  <svg:desc>Fonte.D6:Fonte.D8</svg:desc>
                </draw:g>
              </table:table-cell>
            </table:table-row>
            <table:table-row>
              <table:table-cell office:value-type="string">
                <text:p>Porcentagem Negativa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Porcentagem Nula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87cm" svg:y="4.201cm" style:legend-expansion="high" chart:style-name="ch2"/>
        <chart:plot-area chart:style-name="ch3" table:cell-range-address="Fonte.C13:Fonte.D16" chart:data-source-has-labels="both" svg:x="0.32cm" svg:y="0.18cm" svg:width="12.647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756cm" svg:y="0.192cm" svg:width="12.211cm" svg:height="7.96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Fonte.C14:Fonte.C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Fonte.D14:Fonte.D16" chart:label-cell-address="Fonte.D13:Fonte.D1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_resultado</text:p>
                <draw:g>
                  <svg:desc>Fonte.D13:Fonte.D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td Positivo</text:p>
                <draw:g>
                  <svg:desc>Fonte.C14:Fonte.C16</svg:desc>
                </draw:g>
              </table:table-cell>
              <table:table-cell office:value-type="float" office:value="6">
                <text:p>6</text:p>
                <draw:g>
                  <svg:desc>Fonte.D14:Fonte.D16</svg:desc>
                </draw:g>
              </table:table-cell>
            </table:table-row>
            <table:table-row>
              <table:table-cell office:value-type="string">
                <text:p>Qtd Negativo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Qtd Nulo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